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808080" draw:fill="solid" draw:fill-color="#cccc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marker-start="Arrow" draw:marker-end="Arrow" draw:textarea-vertical-align="middle"/>
    </style:style>
    <style:style style:name="gr4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6" style:family="graphic" style:parent-style-name="standard">
      <style:graphic-properties draw:stroke="solid" svg:stroke-color="#000000" draw:marker-start="Arrow" draw:textarea-vertical-align="middle"/>
    </style:style>
    <style:style style:name="gr7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8" style:family="graphic" style:parent-style-name="standard">
      <style:graphic-properties svg:stroke-color="#000000" draw:marker-end="Arrow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svg:stroke-color="#000000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13.97cm" svg:height="6.731cm" svg:x="7.604cm" svg:y="10.906cm">
          <text:p text:style-name="P1">Spartan 3 board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5.969cm" svg:height="5.715cm" svg:x="11.287cm" svg:y="2.778cm">
          <text:p text:style-name="P1">Custom board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4.271cm" svg:y1="8.493cm" svg:x2="14.589cm" svg:y2="10.906cm" draw:start-shape="id1" draw:start-glue-point="2" draw:end-shape="id2" svg:d="m14271 8493v1206h318v1207">
          <text:p/>
        </draw:connector>
        <draw:custom-shape draw:style-name="gr4" draw:text-style-name="P1" xml:id="id3" draw:id="id3" draw:layer="layout" svg:width="3.937cm" svg:height="1.651cm" svg:x="3.286cm" svg:y="1.381cm">
          <text:p text:style-name="P1">Headphone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2.032cm" svg:height="2.667cm" svg:x="14.97cm" svg:y="2.016cm">
          <text:p text:style-name="P1">MMC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7.223cm" svg:y1="2.206cm" svg:x2="11.287cm" svg:y2="5.635cm" draw:start-shape="id3" draw:start-glue-point="1" draw:end-shape="id1" svg:d="m7223 2206h2031v3429h2033">
          <text:p/>
        </draw:connector>
        <draw:custom-shape draw:style-name="gr7" draw:text-style-name="P1" xml:id="id4" draw:id="id4" draw:layer="layout" svg:width="4.191cm" svg:height="1.397cm" svg:x="1.254cm" svg:y="8.366cm">
          <text:p text:style-name="P1">Power supply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draw:line-skew="-0.381cm" svg:x1="5.445cm" svg:y1="9.064cm" svg:x2="7.604cm" svg:y2="14.271cm" draw:start-shape="id4" draw:start-glue-point="1" draw:end-shape="id2" svg:d="m5445 9064h698v5207h1461">
          <text:p/>
        </draw:connector>
        <draw:custom-shape draw:style-name="gr9" draw:text-style-name="P1" xml:id="id5" draw:id="id5" draw:layer="layout" svg:width="5.842cm" svg:height="2.54cm" svg:x="15.351cm" svg:y="18.05cm">
          <text:p text:style-name="P1">Keyboard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svg:x1="21.193cm" svg:y1="19.32cm" svg:x2="21.574cm" svg:y2="14.271cm" draw:start-shape="id5" draw:start-glue-point="1" draw:end-shape="id2" draw:end-glue-point="1" svg:d="m21193 19320h882v-5049h-501">
          <text:p/>
        </draw:connector>
        <draw:frame draw:style-name="gr11" draw:text-style-name="P2" draw:layer="layout" svg:width="1.573cm" svg:height="0.806cm" svg:x="22.209cm" svg:y="14.037cm">
          <draw:text-box>
            <text:p text:style-name="P2"><text:span text:style-name="T1">PS/2</text:span></text:p>
          </draw:text-box>
        </draw:frame>
        <draw:frame draw:style-name="gr11" draw:text-style-name="P2" draw:layer="layout" svg:width="4.236cm" svg:height="0.806cm" svg:x="14.747cm" svg:y="9.128cm">
          <draw:text-box>
            <text:p text:style-name="P2"><text:span text:style-name="T1">Custom interface</text:span></text:p>
          </draw:text-box>
        </draw:frame>
        <draw:frame draw:style-name="gr11" draw:text-style-name="P2" draw:layer="layout" svg:width="4.071cm" svg:height="0.806cm" svg:x="6.962cm" svg:y="5.826cm">
          <draw:text-box>
            <text:p text:style-name="P2"><text:span text:style-name="T1">Headphone jack</text:span></text:p>
          </draw:text-box>
        </draw:frame>
        <draw:frame draw:style-name="gr11" draw:text-style-name="P2" draw:layer="layout" svg:width="2.424cm" svg:height="0.806cm" svg:x="4.429cm" svg:y="14.418cm">
          <draw:text-box>
            <text:p text:style-name="P2"><text:span text:style-name="T1">Power i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4-17T17:50:47</meta:creation-date>
    <dc:date>2012-05-06T18:23:28</dc:date>
    <meta:editing-duration>PT17M27S</meta:editing-duration>
    <meta:editing-cycles>6</meta:editing-cycles>
    <meta:generator>LibreOffice/3.5$MacOSX_x86 LibreOffice_project/7e68ba2-a744ebf-1f241b7-c506db1-7d53735</meta:generator>
    <meta:document-statistic meta:object-count="14"/>
  </office:meta>
</office:document-meta>
</file>